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1.906cm" table:align="left"/>
    </style:style>
    <style:style style:name="Tabelle3.A" style:family="table-column">
      <style:table-column-properties style:column-width="11.906cm"/>
    </style:style>
    <style:style style:name="Tabelle3.1" style:family="table-row">
      <style:table-row-properties style:row-height="1.49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27.7cm" table:align="margins"/>
    </style:style>
    <style:style style:name="Tabelle4.A" style:family="table-column">
      <style:table-column-properties style:column-width="1.408cm" style:rel-column-width="3332*"/>
    </style:style>
    <style:style style:name="Tabelle4.B" style:family="table-column">
      <style:table-column-properties style:column-width="26.293cm" style:rel-column-width="62203*"/>
    </style:style>
    <style:style style:name="Tabelle4.A1" style:family="table-cell">
      <style:table-cell-properties fo:padding="0.097cm" fo:border="none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3.565cm" style:rel-column-width="8433*"/>
    </style:style>
    <style:style style:name="Tabelle2.B" style:family="table-column">
      <style:table-column-properties style:column-width="14.074cm" style:rel-column-width="33298*"/>
    </style:style>
    <style:style style:name="Tabelle2.C" style:family="table-column">
      <style:table-column-properties style:column-width="3.522cm" style:rel-column-width="8334*"/>
    </style:style>
    <style:style style:name="Tabelle2.D" style:family="table-column">
      <style:table-column-properties style:column-width="3.304cm" style:rel-column-width="7817*"/>
    </style:style>
    <style:style style:name="Tabelle2.E" style:family="table-column">
      <style:table-column-properties style:column-width="3.235cm" style:rel-column-width="7653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1.977cm" style:rel-column-width="4677*"/>
    </style:style>
    <style:style style:name="Tabelle1.B" style:family="table-column">
      <style:table-column-properties style:column-width="1.249cm" style:rel-column-width="2955*"/>
    </style:style>
    <style:style style:name="Tabelle1.C" style:family="table-column">
      <style:table-column-properties style:column-width="1.515cm" style:rel-column-width="3584*"/>
    </style:style>
    <style:style style:name="Tabelle1.D" style:family="table-column">
      <style:table-column-properties style:column-width="1.621cm" style:rel-column-width="3836*"/>
    </style:style>
    <style:style style:name="Tabelle1.E" style:family="table-column">
      <style:table-column-properties style:column-width="3.332cm" style:rel-column-width="7884*"/>
    </style:style>
    <style:style style:name="Tabelle1.F" style:family="table-column">
      <style:table-column-properties style:column-width="2.371cm" style:rel-column-width="5608*"/>
    </style:style>
    <style:style style:name="Tabelle1.H" style:family="table-column">
      <style:table-column-properties style:column-width="1.836cm" style:rel-column-width="4345*"/>
    </style:style>
    <style:style style:name="Tabelle1.J" style:family="table-column">
      <style:table-column-properties style:column-width="1.924cm" style:rel-column-width="4551*"/>
    </style:style>
    <style:style style:name="Tabelle1.L" style:family="table-column">
      <style:table-column-properties style:column-width="2.265cm" style:rel-column-width="5357*"/>
    </style:style>
    <style:style style:name="Tabelle1.M" style:family="table-column">
      <style:table-column-properties style:column-width="1.729cm" style:rel-column-width="4088*"/>
    </style:style>
    <style:style style:name="Tabelle1.N" style:family="table-column">
      <style:table-column-properties style:column-width="2.803cm" style:rel-column-width="6633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N1" style:family="table-cell">
      <style:table-cell-properties style:vertical-align="bottom" fo:padding="0.097cm" fo:border="1pt ridge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1.3" style:family="table-row">
      <style:table-row-properties style:row-height="1cm"/>
    </style:style>
    <style:style style:name="Tabelle1.A3" style:family="table-cell">
      <style:table-cell-properties style:vertical-align="bottom" fo:padding="0.097cm" fo:border="0.05pt solid #000000"/>
    </style:style>
    <style:style style:name="Tabelle1.N3" style:family="table-cell">
      <style:table-cell-properties style:vertical-align="bottom" fo:padding="0.097cm" fo:border-left="1pt ridge #000000" fo:border-right="1pt ridge #000000" fo:border-top="none" fo:border-bottom="1pt ridge #000000"/>
    </style:style>
    <style:style style:name="Tabelle5" style:family="table">
      <style:table-properties style:width="15.494cm" table:align="left"/>
    </style:style>
    <style:style style:name="Tabelle5.A" style:family="table-column">
      <style:table-column-properties style:column-width="15.494cm"/>
    </style:style>
    <style:style style:name="Tabelle5.1" style:family="table-row">
      <style:table-row-properties style:min-row-height="2.298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494cm" table:align="left"/>
    </style:style>
    <style:style style:name="Tabelle6.A" style:family="table-column">
      <style:table-column-properties style:column-width="4.2cm"/>
    </style:style>
    <style:style style:name="Tabelle6.B" style:family="table-column">
      <style:table-column-properties style:column-width="4.796cm"/>
    </style:style>
    <style:style style:name="Tabelle6.C" style:family="table-column">
      <style:table-column-properties style:column-width="6.49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3" style:family="table-row">
      <style:table-row-properties style:min-row-height="1.97cm"/>
    </style:style>
    <style:style style:name="P1" style:family="paragraph" style:parent-style-name="Table_20_Contents">
      <style:paragraph-properties fo:text-align="end" style:justify-single-word="false"/>
      <style:text-properties style:font-name="Liberation Sans" fo:font-weight="bold" officeooo:rsid="000a1875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weight="bold" officeooo:rsid="000a1875" officeooo:paragraph-rsid="000a1875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249676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262131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weight="bold" officeooo:rsid="0027ff9d" officeooo:paragraph-rsid="0027ff9d" style:font-weight-asian="bold" style:font-weight-complex="bold"/>
    </style:style>
    <style:style style:name="P6" style:family="paragraph" style:parent-style-name="Table_20_Contents">
      <style:text-properties style:font-name="Liberation Sans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0a1875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33e9f3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3f7cc0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2364e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3f7cc0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officeooo:rsid="00316ff6" officeooo:paragraph-rsid="00316ff6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8pt" officeooo:rsid="003253a9" officeooo:paragraph-rsid="003253a9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8pt" officeooo:rsid="003f7cc0" officeooo:paragraph-rsid="003f7cc0" style:font-size-asian="8pt" style:font-size-complex="8pt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officeooo:rsid="003720d9" officeooo:paragraph-rsid="003afdc3" style:font-size-asian="8pt" style:font-size-complex="8pt"/>
    </style:style>
    <style:style style:name="P17" style:family="paragraph" style:parent-style-name="Table_20_Contents">
      <style:text-properties fo:font-size="8pt" officeooo:rsid="00390e95" officeooo:paragraph-rsid="00390e95" style:font-size-asian="8pt" style:font-size-complex="8pt"/>
    </style:style>
    <style:style style:name="P18" style:family="paragraph" style:parent-style-name="Table_20_Contents">
      <style:text-properties fo:font-size="8pt" officeooo:rsid="003d348e" officeooo:paragraph-rsid="003d348e" style:font-size-asian="8pt" style:font-size-complex="8pt"/>
    </style:style>
    <style:style style:name="P19" style:family="paragraph" style:parent-style-name="Table_20_Contents">
      <style:text-properties fo:font-size="8pt" officeooo:rsid="003e2885" officeooo:paragraph-rsid="003e2885" style:font-size-asian="8pt" style:font-size-complex="8pt"/>
    </style:style>
    <style:style style:name="P20" style:family="paragraph" style:parent-style-name="Table_20_Contents">
      <style:text-properties fo:font-size="8pt" officeooo:rsid="003e2885" officeooo:paragraph-rsid="00410f22" style:font-size-asian="8pt" style:font-size-complex="8pt"/>
    </style:style>
    <style:style style:name="P21" style:family="paragraph" style:parent-style-name="Table_20_Contents">
      <style:text-properties fo:font-size="6pt" officeooo:rsid="003720d9" officeooo:paragraph-rsid="003afdc3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3e2885" officeooo:paragraph-rsid="003e2885" style:font-weight-asian="bold" style:font-weight-complex="bold"/>
    </style:style>
    <style:style style:name="P23" style:family="paragraph" style:parent-style-name="Standard">
      <style:text-properties style:font-name="Liberation Sans" officeooo:rsid="0009905f" officeooo:paragraph-rsid="0009905f"/>
    </style:style>
    <style:style style:name="P24" style:family="paragraph" style:parent-style-name="Standard">
      <style:text-properties style:font-name="Liberation Sans" officeooo:rsid="0009905f" officeooo:paragraph-rsid="001e170b"/>
    </style:style>
    <style:style style:name="P25" style:family="paragraph" style:parent-style-name="Standard">
      <style:text-properties style:font-name="Liberation Sans" officeooo:rsid="00124b4a" officeooo:paragraph-rsid="00124b4a"/>
    </style:style>
    <style:style style:name="P26" style:family="paragraph" style:parent-style-name="Standard">
      <style:text-properties style:font-name="Liberation Sans" officeooo:rsid="0029a3cc" officeooo:paragraph-rsid="00358710"/>
    </style:style>
    <style:style style:name="P27" style:family="paragraph" style:parent-style-name="Standard">
      <style:text-properties style:font-name="Liberation Sans" fo:font-size="8pt" officeooo:rsid="0029a3cc" officeooo:paragraph-rsid="00358710" style:font-size-asian="8pt" style:font-size-complex="8pt"/>
    </style:style>
    <style:style style:name="P28" style:family="paragraph" style:parent-style-name="Standard">
      <style:text-properties style:font-name="Liberation Sans" fo:font-size="8pt" fo:font-weight="normal" officeooo:rsid="0009905f" officeooo:paragraph-rsid="00358710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Liberation Sans" fo:font-weight="bold" officeooo:rsid="0029a3cc" officeooo:paragraph-rsid="0009905f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29a3cc" officeooo:paragraph-rsid="00358710" style:font-weight-asian="bold" style:font-weight-complex="bold"/>
    </style:style>
    <style:style style:name="P31" style:family="paragraph" style:parent-style-name="Standard">
      <style:text-properties style:font-name="Liberation Sans" fo:font-weight="normal" officeooo:rsid="0009905f" officeooo:paragraph-rsid="002e7d37" style:font-weight-asian="normal" style:font-weight-complex="normal"/>
    </style:style>
    <style:style style:name="P32" style:family="paragraph" style:parent-style-name="Standard">
      <style:paragraph-properties fo:text-align="end" style:justify-single-word="false"/>
      <style:text-properties style:font-name="Liberation Sans" fo:font-size="4pt" officeooo:rsid="00124b4a" officeooo:paragraph-rsid="00124b4a" style:font-size-asian="4pt" style:font-size-complex="4pt"/>
    </style:style>
    <style:style style:name="P33" style:family="paragraph" style:parent-style-name="Standard">
      <style:paragraph-properties fo:break-before="page"/>
      <style:text-properties style:font-name="Liberation Sans" fo:font-size="4pt" officeooo:rsid="000ea418" officeooo:paragraph-rsid="000ea418" style:font-size-asian="4pt" style:font-size-complex="4pt"/>
    </style:style>
    <style:style style:name="T1" style:family="text">
      <style:text-properties officeooo:rsid="000a1cd2"/>
    </style:style>
    <style:style style:name="T2" style:family="text">
      <style:text-properties officeooo:rsid="001e170b"/>
    </style:style>
    <style:style style:name="T3" style:family="text">
      <style:text-properties officeooo:rsid="001ff86e"/>
    </style:style>
    <style:style style:name="T4" style:family="text">
      <style:text-properties officeooo:rsid="00262131"/>
    </style:style>
    <style:style style:name="T5" style:family="text">
      <style:text-properties officeooo:rsid="0027ff9d"/>
    </style:style>
    <style:style style:name="T6" style:family="text">
      <style:text-properties fo:font-weight="normal" officeooo:rsid="0009905f" style:font-weight-asian="normal" style:font-weight-complex="normal"/>
    </style:style>
    <style:style style:name="T7" style:family="text">
      <style:text-properties fo:font-weight="normal" officeooo:rsid="000a1cd2" style:font-weight-asian="normal" style:font-weight-complex="normal"/>
    </style:style>
    <style:style style:name="T8" style:family="text">
      <style:text-properties fo:font-weight="normal" officeooo:rsid="0029cf70" style:font-weight-asian="normal" style:font-weight-complex="normal"/>
    </style:style>
    <style:style style:name="T9" style:family="text">
      <style:text-properties fo:font-weight="normal" officeooo:rsid="002e689a" style:font-weight-asian="normal" style:font-weight-complex="normal"/>
    </style:style>
    <style:style style:name="T10" style:family="text">
      <style:text-properties officeooo:rsid="002e92c4"/>
    </style:style>
    <style:style style:name="T11" style:family="text">
      <style:text-properties officeooo:rsid="00316ff6"/>
    </style:style>
    <style:style style:name="T12" style:family="text">
      <style:text-properties officeooo:rsid="003253a9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pt" officeooo:rsid="00410f22" style:font-size-asian="10pt" style:font-size-complex="10pt"/>
    </style:style>
    <style:style style:name="T15" style:family="text">
      <style:text-properties officeooo:rsid="004425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{% for seminar in seminars %}<text:tab/><text:tab/><text:tab/><text:tab/><text:tab/><text:tab/><text:tab/><text:tab/><text:tab/><text:tab/><text:tab/><text:tab/><text:tab/><text:tab/><text:tab/><text:tab/><text:tab/><text:tab/><text:tab/><text:span text:style-name="T14">Deckblatt</text:span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1">Bezeichnung und Anschrift des Verbandes:</text:p>
            <text:p text:style-name="P16">Jugendumweltnetzwerk Niedersachsen</text:p>
            <text:p text:style-name="P16">Jugendaktion Natur und Umweltschutz Niedersachsen (JANUN e.V.)</text:p>
            <text:p text:style-name="P16">Goebenstr. 3A, 30161 Hannover, Tel: 0511/3940415, Email: info@janun.de, www.janun.de</text:p>
          </table:table-cell>
        </table:table-row>
      </table:table>
      <text:p text:style-name="P25"/>
      <text:p text:style-name="P25">VERWENDUNGSNACHWEIS - Gesamtplanverfahren - (Zahlenmäßiger Nachweis)</text:p>
      <text:p text:style-name="P25"/>
      <text:p text:style-name="P25">Förderung von Bildungsmaßnahmen gem. § 10 Jugendförderungsgesetz</text:p>
      <text:p text:style-name="P25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7">Bezug:</text:p>
          </table:table-cell>
          <table:table-cell table:style-name="Tabelle4.A1" office:value-type="string">
            <text:p text:style-name="P15">Nr. 6.8 der Richtlinie über die Gewährung von Zuwendungen zur Förderung von Bildungsveranstaltungen</text:p>
            <text:p text:style-name="P15">und Verdienstausfall in der Jugendarbeit (RdErl. d. MS. vom 01.03.2010 - Nds. MBI Nr.10/2010 S. 358);</text:p>
            <text:p text:style-name="P15">summarische Darstellung</text:p>
          </table:table-cell>
        </table:table-row>
      </table:table>
      <text:p text:style-name="P23"/>
      <text:p text:style-name="P2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26"><text:span text:style-name="T13">Anlage Seminarbericht:</text:span> </text:p>
          </table:table-cell>
          <table:table-cell table:style-name="Tabelle2.A1" office:value-type="string">
            <text:p text:style-name="P30">{{seminar.title}}</text:p>
          </table:table-cell>
          <table:table-cell table:style-name="Tabelle2.A1" office:value-type="string">
            <text:p text:style-name="P28">Ort: {{ seminar.location }}</text:p>
          </table:table-cell>
          <table:table-cell table:style-name="Tabelle2.A1" office:value-type="string">
            <text:p text:style-name="P27"><text:span text:style-name="T6">von: {{ </text:span><text:span text:style-name="T7">seminar.</text:span><text:span text:style-name="T6">start_date</text:span><text:span text:style-name="T8">|date:</text:span><text:span text:style-name="T9">"d.m.Y"</text:span><text:span text:style-name="T6"> }}</text:span></text:p>
          </table:table-cell>
          <table:table-cell table:style-name="Tabelle2.A1" office:value-type="string">
            <text:p text:style-name="P27"><text:span text:style-name="T6">bis: {{ </text:span><text:span text:style-name="T7">seminar.</text:span><text:span text:style-name="T6">end_date</text:span><text:span text:style-name="T8">|date:</text:span><text:span text:style-name="T9">"d.m.Y"</text:span><text:span text:style-name="T6"> }}</text:span></text:p>
          </table:table-cell>
        </table:table-row>
      </table:table>
      <text:p text:style-name="P31"/>
      <text:p text:style-name="P2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D"/>
        <table:table-column table:style-name="Tabelle1.H"/>
        <table:table-column table:style-name="Tabelle1.D"/>
        <table:table-column table:style-name="Tabelle1.J"/>
        <table:table-column table:style-name="Tabelle1.H"/>
        <table:table-column table:style-name="Tabelle1.L"/>
        <table:table-column table:style-name="Tabelle1.M"/>
        <table:table-column table:style-name="Tabelle1.N"/>
        <table:table-row>
          <table:table-cell table:style-name="Tabelle1.A1" table:number-rows-spanned="2" office:value-type="string">
            <text:p text:style-name="P6"/>
          </table:table-cell>
          <table:table-cell table:style-name="Tabelle1.B1" table:number-rows-spanned="2" office:value-type="string">
            <text:p text:style-name="P8">Lf<text:span text:style-name="T3">d</text:span>.</text:p>
            <text:p text:style-name="P8">Nr.</text:p>
          </table:table-cell>
          <table:table-cell table:style-name="Tabelle1.B1" table:number-columns-spanned="2" office:value-type="string">
            <text:p text:style-name="P7">Teilnehme<text:span text:style-name="T10">nden</text:span>-Tage</text:p>
          </table:table-cell>
          <table:covered-table-cell/>
          <table:table-cell table:style-name="Tabelle1.B1" table:number-columns-spanned="5" office:value-type="string">
            <text:p text:style-name="P7">Ausgaben</text:p>
          </table:table-cell>
          <table:covered-table-cell/>
          <table:covered-table-cell/>
          <table:covered-table-cell/>
          <table:covered-table-cell/>
          <table:table-cell table:style-name="Tabelle1.B1" table:number-columns-spanned="4" office:value-type="string">
            <text:p text:style-name="P10">Einnahmen</text:p>
          </table:table-cell>
          <table:covered-table-cell/>
          <table:covered-table-cell/>
          <table:covered-table-cell/>
          <table:table-cell table:style-name="Tabelle1.N1" table:number-rows-spanned="2" office:value-type="string">
            <text:p text:style-name="P11">Landes-</text:p>
            <text:p text:style-name="P11">zuwendung</text:p>
            <text:p text:style-name="P14">€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7">RL</text:p>
          </table:table-cell>
          <table:table-cell table:style-name="Tabelle1.D2" office:value-type="string">
            <text:p text:style-name="P7">JFG</text:p>
          </table:table-cell>
          <table:table-cell table:style-name="Tabelle1.E2" office:value-type="string">
            <text:p text:style-name="P9">Unterkunft</text:p>
            <text:p text:style-name="P9">Verpflegung</text:p>
            <text:p text:style-name="P12">€</text:p>
          </table:table-cell>
          <table:table-cell table:style-name="Tabelle1.E2" office:value-type="string">
            <text:p text:style-name="P9">Referent-</text:p>
            <text:p text:style-name="P9">inn-en</text:p>
            <text:p text:style-name="P12">€</text:p>
          </table:table-cell>
          <table:table-cell table:style-name="Tabelle1.E2" office:value-type="string">
            <text:p text:style-name="P7">Sonstige</text:p>
            <text:p text:style-name="P12">€</text:p>
          </table:table-cell>
          <table:table-cell table:style-name="Tabelle1.E2" office:value-type="string">
            <text:p text:style-name="P9">Fahrt</text:p>
            <text:p text:style-name="P9">kosten</text:p>
            <text:p text:style-name="P12">€</text:p>
          </table:table-cell>
          <table:table-cell table:style-name="Tabelle1.E2" office:value-type="string">
            <text:p text:style-name="P7">Gesamt</text:p>
            <text:p text:style-name="P12">€</text:p>
          </table:table-cell>
          <table:table-cell table:style-name="Tabelle1.E2" office:value-type="string">
            <text:p text:style-name="P10">TN-Beiträge</text:p>
            <text:p text:style-name="P12">€</text:p>
          </table:table-cell>
          <table:table-cell table:style-name="Tabelle1.E2" office:value-type="string">
            <text:p text:style-name="P10">Eigenmittel</text:p>
            <text:p text:style-name="P12">€</text:p>
          </table:table-cell>
          <table:table-cell table:style-name="Tabelle1.E2" office:value-type="string">
            <text:p text:style-name="P10"><text:span text:style-name="T11">s</text:span>onst. öff. Zuwend<text:span text:style-name="T12">g.</text:span></text:p>
            <text:p text:style-name="P13">€</text:p>
          </table:table-cell>
          <table:table-cell table:style-name="Tabelle1.E2" office:value-type="string">
            <text:p text:style-name="P10">Gesamt</text:p>
            <text:p text:style-name="P12">€</text:p>
          </table:table-cell>
          <table:covered-table-cell/>
        </table:table-row>
        <table:table-row table:style-name="Tabelle1.3">
          <table:table-cell table:style-name="Tabelle1.A3" office:value-type="string">
            <text:p text:style-name="P2">Summen:</text:p>
          </table:table-cell>
          <table:table-cell table:style-name="Tabelle1.E2" office:value-type="string">
            <text:p text:style-name="P2">{{ <text:span text:style-name="T2">forloop.counter</text:span> }}</text:p>
          </table:table-cell>
          <table:table-cell table:style-name="Tabelle1.E2" office:value-type="string">
            <text:p text:style-name="P2">{{<text:span text:style-name="T1">seminar.</text:span>tnt_total}}</text:p>
          </table:table-cell>
          <table:table-cell table:style-name="Tabelle1.E2" office:value-type="string">
            <text:p text:style-name="P2">{{ <text:span text:style-name="T1">seminar.</text:span>tnt_jfg }}</text:p>
          </table:table-cell>
          <table:table-cell table:style-name="Tabelle1.E2" office:value-type="string">
            <text:p text:style-name="P2">{{<text:span text:style-name="T1">seminar.ausgaben_unterkunft_verpflegung</text:span> }}</text:p>
          </table:table-cell>
          <table:table-cell table:style-name="Tabelle1.E2" office:value-type="string">
            <text:p text:style-name="P2">{{<text:span text:style-name="T1">seminar.</text:span>ausgaben_referenten}}</text:p>
          </table:table-cell>
          <table:table-cell table:style-name="Tabelle1.E2" office:value-type="string">
            <text:p text:style-name="P2">{{<text:span text:style-name="T1">seminar.</text:span>ausgaben_sonstiges}}</text:p>
          </table:table-cell>
          <table:table-cell table:style-name="Tabelle1.E2" office:value-type="string">
            <text:p text:style-name="P1">{{seminar.ausgaben_fahrtkosten}}</text:p>
          </table:table-cell>
          <table:table-cell table:style-name="Tabelle1.E2" office:value-type="string">
            <text:p text:style-name="P2">{{<text:span text:style-name="T1">seminar.</text:span>ausgaben}}</text:p>
          </table:table-cell>
          <table:table-cell table:style-name="Tabelle1.E2" office:value-type="string">
            <text:p text:style-name="P3">{{seminar.einnahmen_beitraege}}</text:p>
          </table:table-cell>
          <table:table-cell table:style-name="Tabelle1.E2" office:value-type="string">
            <text:p text:style-name="P4">{{<text:span text:style-name="T5">seminar.</text:span>einnahmen_oeffentlich}}</text:p>
          </table:table-cell>
          <table:table-cell table:style-name="Tabelle1.E2" office:value-type="string">
            <text:p text:style-name="P3">{{<text:span text:style-name="T5">seminar.</text:span>einnahmen_<text:span text:style-name="T4">sonstiges</text:span>}}</text:p>
          </table:table-cell>
          <table:table-cell table:style-name="Tabelle1.E2" office:value-type="string">
            <text:p text:style-name="P3">{{<text:span text:style-name="T5">seminar.</text:span>einnahmen}}</text:p>
          </table:table-cell>
          <table:table-cell table:style-name="Tabelle1.N3" office:value-type="string">
            <text:p text:style-name="P5">{{seminar.<text:span text:style-name="T15">funding|floatformat:2</text:span>}}</text:p>
          </table:table-cell>
        </table:table-row>
      </table:table>
      <text:p text:style-name="P23"/>
      <text:p text:style-name="P23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18">Sachlich richtig (Datum, Stempel, Unterschrift)</text:p>
          </table:table-cell>
        </table:table-row>
      </table:table>
      <text:p text:style-name="P23"/>
      <text:p text:style-name="P23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table:number-columns-spanned="3" office:value-type="string">
            <text:p text:style-name="P22">Nicht vom Zuwendungsempfänger auszufüllen</text:p>
          </table:table-cell>
          <table:covered-table-cell/>
          <table:covered-table-cell/>
        </table:table-row>
        <table:table-row>
          <table:table-cell table:style-name="Tabelle6.A2" office:value-type="string">
            <text:p text:style-name="P19">Prüfungsvermerk</text:p>
          </table:table-cell>
          <table:table-cell table:style-name="Tabelle6.A2" table:number-rows-spanned="2" office:value-type="string">
            <text:p text:style-name="P15"/>
            <text:p text:style-name="P15">Der Verwendungsnachweis wurde</text:p>
            <text:p text:style-name="P15">entsprechend der Richtlinie geprüft.</text:p>
            <text:p text:style-name="P15">Beanstandungen haben sich nicht</text:p>
            <text:p text:style-name="P15">ergeben.</text:p>
          </table:table-cell>
          <table:table-cell table:style-name="Tabelle6.C2" table:number-rows-spanned="2" office:value-type="string">
            <text:p text:style-name="P20">Ort, Datum,</text:p>
            <text:p text:style-name="P20">Unterschrift</text:p>
          </table:table-cell>
        </table:table-row>
        <table:table-row table:style-name="Tabelle6.3">
          <table:table-cell table:style-name="Tabelle6.A2" office:value-type="string">
            <text:p text:style-name="P19">Rechnerisch richtig auf - Euro -</text:p>
          </table:table-cell>
          <table:covered-table-cell/>
          <table:covered-table-cell/>
        </table:table-row>
      </table:table>
      <text:p text:style-name="P24"/>
      <text:p text:style-name="P33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röger</meta:initial-creator>
    <meta:creation-date>2019-01-18T23:06:12.511579589</meta:creation-date>
    <dc:date>2019-01-30T18:51:19.772348725</dc:date>
    <dc:creator>Henrik Kröger</dc:creator>
    <meta:editing-duration>PT16H35M7S</meta:editing-duration>
    <meta:editing-cycles>54</meta:editing-cycles>
    <meta:generator>LibreOffice/6.0.7.3$Linux_X86_64 LibreOffice_project/00m0$Build-3</meta:generator>
    <meta:document-statistic meta:table-count="6" meta:image-count="0" meta:object-count="0" meta:page-count="2" meta:paragraph-count="72" meta:word-count="176" meta:character-count="1619" meta:non-whitespace-character-count="1496"/>
  </office:meta>
</office:document-meta>
</file>